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problema di partenza è il collegamento di due moduli, cioè il fatto che un modulo A utilizzi le funzioni di un modulo B. Questo significa che, a meno che B non sia estremamente generico, la progettazione dell'interfaccia di B dipenderà almeno in parte dai dettagli implementativi delle funzioni di A che usano B. In altre parole, per poter decidere quali funzioni B deve esporre, bisogna sapere di che funzioni ha bisogno A per lavorare, e cioè in che modo A vuole implementare le proprie funzionalità.<text:line-break/><text:line-break/>Questo sembra un problema irrisolvibile, ma proviamo a pensare a certi moduli già esistenti, come le librerie C. Ogni libreria è specializzata in qualche campo, ad esempio nella gestione delle stringhe, o delle operazioni matematiche. Quando scrivo un programma, è possibile che abbia bisogno delle funzionalità messe a disposizione da queste librerie. Tuttavia, capita spesso che alcune funzionalità che io voglio implementare non si riescano a comporre usando le funzioni di libreria presenti. Questo è esattamente il caso di cui si parlava prima: se l'interfaccia di B è progettata in funzione dell'implementazione di A, cambiando l'implementazione di A potrebbe darsi che le vecchie funzioni di B non vadano più bene per far funzionare la nuova implementazione.<text:line-break/><text:line-break/>A questo punto ci sono due osservazioni da fare, entrambe legate ai principi della programmazione ad oggetti. La prima è che una unità di programmazione dovrebbe occuparsi solo delle sue competenze, cioè fornire una serie di strumenti adatti ad utilizzare i dati descritti da quell'unità nella maniera più completa possibile, senza preoccuparsi di come altre unità vorranno usarli. Questo farà si che sicuramente, prima o poi, ci sarà qualche caso in cui queste funzioni messe a disposizione da questa unità non siano sufficienti a svolgere un particolare lavoro, esattamente come alcune particolari operazioni matematiche che l'utente vuole implementare, ma che non sono presenti nella libreria matematica, né sono presenti alcune sottofunzioni utili a quello scopo. In questo caso, la soluzione è ovvia: l'utente si scrive le sue funzioni personalizzate.<text:line-break/><text:line-break/>Dunque, se il modulo A deve implementare una certa funzionalità in un certo modo, ma nessuna funzione di B gli consente di farlo, A aggiungerà delle nuove funzioni private che fanno quelle operazioni che non si trovano in B. Il problema, in questo caso, sarebbe che verrebbe meno la separazione delle competenze, perché A si accollerebbe delle competenze che sarebbero, invece, logicamente di B. La soluzione è che bisogna aggiungere un nuovo strato all'unità B, uno strato che si trova solo in questa particolare applicazione, il quale include il vecchio B che faceva delle operazioni più astratte, e ne aggiunge di nuove, più vicine alle necessità di questa applicazione. Questa è la seconda idea citata della programmazione ad oggetti: l'ereditarietà. Una unità eredita delle funzionalità più astratte e generiche da una unità precedente, progettata indipendentemente dall'applicazione in questione, e vi aggiunge quelle poche funzioni necessarie a quell'applicazione particolare.<text:line-break/><text:line-break/>In generale, le unità che hanno competenze diverse sono costruite secondo questa idea. Alla base ci sono unità astratte che svolgono compiti generici, utili in diversi ambiti, e a mano a mano che si sale lungo la gerarchia vengono aggiunte funzionalità sempre nuove e più concrete, fino ad arrivare all'ultimo livello, dove si aggiungono funzionalità che servono direttamente al programma in questione, e che non si trovavano in alcuno dei livelli precedenti.<text:line-break/><text:line-break/><text:line-break/>Vediamo allora il caso di matrix. Dobbiamo capire quali sono le diverse competenze da distinguere all'interno del programma. Le funzioni svolte dal programma sono:<text:line-break/>- costruzione di una matrice di tessere<text:line-break/>- ordinamento casuale della matrice<text:line-break/>- spostamento di una tessera<text:line-break/>- verifica delle condizioni di vittoria<text:line-break/><text:line-break/><text:soft-page-break/>Le informazioni elaborate dal programma sono:<text:line-break/>- matrice<text:line-break/>- tessera<text:line-break/>- posizione attuale<text:line-break/>- posizione ordinata<text:line-break/>- numero di dimensioni<text:line-break/>- estensione<text:line-break/>- spostamento<text:line-break/>- direzione<text:line-break/><text:line-break/>Un programma è sempre diviso in moduli. Ciò che distingue i paradigmi di programmazione sono le modalità attraverso le quali i vari moduli e sottomoduli comunicano tra di loro. Nella programmazione procedurale i moduli sono costituiti da insiemi di funzioni, e la comunicazione tra i vari moduli avviene tramite le funzioni che si invocano l'un l'altra. Nella programmazione ad oggetti i moduli sono costituiti da insiemi di strutture dati, chiamate oggetti, che comunicano tra loro usando ciascuno i metodi dell'altro. Nella programmazione gestita da eventi, i moduli definiscono eventi e gestori d'evento, e la comunicazione avviene sollevando degli eventi e aspettando che qualcuno li gestisca.<text:line-break/><text:line-break/>La suddivisione di un programma in moduli sembra però trascendere il paradigma. L'idea è quella di raggruppare insieme le funzioni e i dati che hanno significati simili, in modo da separare in moduli diversi le diverse competenze.<text:line-break/><text:line-break/>Ad esempio, una unità è la matrice del programma, insieme alle funzioni che servono ad utilizzarla:<text:line-break/><text:line-break/>DATI<text:tab/><text:tab/><text:tab/><text:tab/><text:tab/><text:tab/>FUNZIONI<text:line-break/>matrice<text:tab/><text:tab/><text:tab/><text:tab/><text:tab/>creazione di una matrice<text:line-break/><text:tab/><text:tab/><text:tab/><text:tab/><text:tab/><text:tab/>ordinamento casuale delle tessere della matrice<text:line-break/><text:tab/><text:tab/><text:tab/><text:tab/><text:tab/><text:tab/>lettura di una tessera (data la posizione ordinata o la posizione attuale)<text:line-break/><text:tab/><text:tab/><text:tab/><text:tab/><text:tab/><text:tab/>lettura della multidimensionalità<text:line-break/><text:tab/><text:tab/><text:tab/><text:tab/><text:tab/><text:tab/>lettura delle estensioni<text:line-break/><text:tab/><text:tab/><text:tab/><text:tab/><text:tab/><text:tab/>spostamento di una tessera<text:line-break/><text:tab/><text:tab/><text:tab/><text:tab/><text:tab/><text:tab/>verifica delle condizioni di vittoria<text:line-break/><text:line-break/>un'altra unità può essere la tessera:<text:line-break/><text:line-break/>DATI<text:tab/><text:tab/><text:tab/><text:tab/><text:tab/><text:tab/>FUNZIONI<text:line-break/>tessera<text:tab/><text:tab/><text:tab/><text:tab/><text:tab/>creazione di una tessera<text:line-break/><text:tab/><text:tab/><text:tab/><text:tab/><text:tab/><text:tab/>lettura della posizione ordinata<text:line-break/><text:tab/><text:tab/><text:tab/><text:tab/><text:tab/><text:tab/>lettura della posizione attuale<text:line-break/><text:line-break/><text:line-break/>ancora, ci serve il concetto di posizione:<text:line-break/><text:line-break/>DATI<text:tab/><text:tab/><text:tab/><text:tab/><text:tab/><text:tab/>FUNZIONI<text:line-break/>posizione<text:tab/><text:tab/><text:tab/><text:tab/><text:tab/>creazione di una posizione<text:line-break/><text:tab/><text:tab/><text:tab/><text:tab/><text:tab/><text:tab/>lettura delle coordinate<text:tab/><text:tab/><text:tab/><text:tab/><text:tab/><text:tab/><text:line-break/><text:line-break/>Ecco come interagiscono tra di loro le varie unità:<text:line-break/><text:line-break/><text:soft-page-break/><text:tab/><text:tab/><text:tab/><text:tab/><text:tab/><text:tab/><text:tab/><text:tab/><text:tab/><text:tab/>matrice<text:line-break/><text:tab/><text:tab/><text:tab/><text:tab/><text:tab/><text:tab/><text:tab/><text:tab/><text:tab/> <text:s text:c="6"/>/<text:tab/> <text:s text:c="2"/>\<text:line-break/><text:tab/><text:tab/><text:tab/><text:tab/><text:tab/><text:tab/><text:tab/><text:tab/><text:tab/> <text:s text:c="5"/>/<text:tab/><text:tab/> <text:s text:c="3"/>\<text:line-break/><text:tab/><text:tab/><text:tab/><text:tab/><text:tab/><text:tab/><text:tab/><text:tab/><text:tab/> <text:s text:c="3"/>|/_<text:tab/> <text:s text:c="3"/>_\|<text:line-break/><text:tab/><text:tab/><text:tab/><text:tab/><text:tab/><text:tab/><text:tab/><text:tab/><text:tab/>tessera ---&gt;posizione<text:line-break/><text:line-break/>Vediamo uno scenario di utilizzo dell'applicazione: (0) avvio -&gt; (1) inserimento geometria matrice -&gt; (2) spostamento -&gt; (3) spostamento -&gt; (4) spostamento -&gt; (5) nuova partita -&gt; (6) inserimento geometria matrice -&gt; (7) spostamento -&gt; (8) spostamento -&gt; (9) vittoria -&gt; (10) esci<text:line-break/><text:line-break/>Vediamo come vengono usati i moduli in questo scenario:<text:line-break/>(0) L'utente avvia l'applicazione, l'unità di interfaccia chiede all'utente i dati sulla geometria della matrice<text:line-break/>(1) L'utente inserisce i dati sulla geometria, l'interfaccia usa:<text:line-break/><text:line-break/><text:tab/>matrice.crea_matrice(geometria)<text:line-break/><text:line-break/>L'interfaccia usa:<text:line-break/><text:line-break/><text:tab/>matrice.inizializza_matrice()<text:line-break/><text:line-break/>per mescolare casualmente le tessere della matrice.<text:line-break/>L'interfaccia usa:<text:line-break/><text:line-break/><text:tab/>(matrice.leggi_tessera(posizione_attuale)).leggi_posizione_ordinata<text:line-break/><text:line-break/>per ottenere la posizione ordinata delle tessere che si trovano in ogni posizione della matrice, e disegnare la matrice sullo schermo.<text:line-break/>L'interfaccia usa:<text:line-break/><text:line-break/><text:tab/>matrice.controlla_vittoria()<text:line-break/><text:line-break/>per controllare se questa configurazione è vincente.<text:line-break/>(2) L'utente cerca di spostare una tessera, l'interfaccia usa:<text:line-break/><text:line-break/><text:tab/>matrice.sposta(matrice.leggi_tessera(posizione_attuale), posizione_finale)<text:line-break/><text:line-break/>L'interfaccia usa:<text:line-break/><text:line-break/><text:tab/>(matrice.leggi_tessera(posizione_attuale)).leggi_posizione_ordinata<text:line-break/><text:line-break/>per ottenere la posizione ordinata delle tessere che si trovano in ogni posizione della matrice, e disegnare la matrice sullo schermo.<text:line-break/>L'interfaccia usa:<text:line-break/><text:line-break/><text:tab/>matrice.controlla_vittoria()<text:line-break/><text:line-break/>per controllare se questa configurazione è vincente.<text:line-break/><text:line-break/>(3) (4) uguali a (2)<text:line-break/><text:line-break/>(5) L'utente avvia una nuova partita, l'unità di interfaccia chiede all'utente i dati sulla geometria <text:soft-page-break/>della matrice<text:line-break/>(6) L'utente inserisce i dati sulla geometria, l'interfaccia usa:<text:line-break/><text:line-break/><text:tab/>matrice.crea_matrice(geometria)<text:line-break/><text:line-break/>L'interfaccia usa:<text:line-break/><text:line-break/><text:tab/>matrice.inizializza_matrice()<text:line-break/><text:line-break/>per mescolare casualmente le tessere della matrice<text:line-break/>L'interfaccia usa:<text:line-break/><text:line-break/><text:tab/>(matrice.leggi_tessera(posizione_attuale)).leggi_posizione_ordinata<text:line-break/><text:line-break/>per ottenere la posizione ordinata delle tessere che si trovano in ogni posizione della matrice, e disegnare la matrice sullo schermo.<text:line-break/>L'interfaccia usa:<text:line-break/><text:line-break/><text:tab/>matrice.controlla_vittoria()<text:line-break/><text:line-break/>per controllare se questa configurazione è vincente..<text:line-break/><text:line-break/>(7) come (2)<text:line-break/>(8) L'utente cerca di spostare una tessera, l'interfaccia usa:<text:line-break/><text:line-break/><text:tab/>matrice.sposta(matrice.leggi_tessera(posizione_attuale), posizione_finale)<text:line-break/><text:line-break/>L'interfaccia usa:<text:line-break/><text:line-break/><text:tab/>(matrice.leggi_tessera(posizione_attuale)).leggi_posizione_ordinata<text:line-break/><text:line-break/>per ottenere la posizione ordinata delle tessere che si trovano in ogni posizione della matrice, e disegnare la matrice sullo schermo.<text:line-break/>L'interfaccia usa:<text:line-break/><text:line-break/><text:tab/>matrice.controlla_vittoria()<text:line-break/><text:line-break/>per controllare se questa configurazione è vincente.<text:line-break/><text:line-break/>(9) Siccome matrice.controlla_vittoria() ha dato esito positivo, l'interfaccia mostra un messaggio di vittoria.<text:line-break/>(10) L'utente chiede di spegnere, l'interfaccia termina l'applicazione.<text:line-break/><text:line-break/><text:line-break/>La prima cosa che osserviamo è che, a differenza dell'architettura ad eventi, in questo caso non è più la parte logica dell'applicazione a governare l'esecuzione, ma lo è la parte grafica, e questo potrebbe essere un effetto indesiderato, perché la gestione del programma non dovrebbe dipendere dall'interfaccia, che dovrebbe limitarsi solo ad eseguire le operazioni di input/output. D'altro lato, senza un sistema di eventi che consentano ad ogni modulo di interrompere l'esecuzione del programma, deve per forza di cose essere l'interfaccia a governare l'applicazione, perché è l'unica che può ricevere i comandi dell'utente.<text:line-break/><text:line-break/><text:soft-page-break/>Un'alternativa potrebbe essere che l'interfaccia salvi i dati inseriti dall'utente in una struttura dati intermedia, insieme con dei dati che indichino che i dati sono pronti per la lettura, e la parte logica non fa altro che scansionare quella struttura dati in attesa di vedere se i dati sono pronti. Questa, tuttavia, non sarebbe altro che una versione grezza dell'architettura ad eventi.<text:line-break/><text:line-break/>Ancora, il metodo più semplice sarebbe quello di far sì che sia il programma a chiedere delle cose all'utente, invece di aspettare che l'utente scriva i comandi</text:p>
      <text:p text:style-name="Standard"><text:s/>che desidera quando lo desidera. Ad esempio, dopo l'avvio l'applicazione chiede la geometria della matrice, successivamente l'applicazione chiede all'utente se vuole spostare una tessera, se si, quale tessera? in quale posizione? poi chiede se vuole spostarla ancora, se no, chiede se vuole avviare una nuova partita, se no chiede se vuole salvare la partita in corso, ecc...<text:line-break/><text:line-break/>Oppure, si potrebbero elencare tutte le possibili richieste dell'utente, codificandole in un'enumerazione o qualcosa di analogo, il programma poi chiede alla parte grafica di prelevare l'input dell'utente ed inserirlo in una struttura dati intermedia. A seconda della richiesta scritta dall'interfaccia, il programma esegue un'azione diversa. Il problema è che gestire le richieste dell'utente è una competenza dell'interfaccia, e la parte logica non dovrebbe essere progettata sulla base di queste competenze. In generale, la parte logica non deve preoccuparsi minimamente dell'interazione con l'utente.<text:line-break/><text:line-break/><text:line-break/>La seconda cosa che osserviamo è che questa architettura ha delle falle. Siccome il tipo di dati tessera è disponibile all'esterno di matrice, l'utente di questa architettura (ad esempio l'interfaccia) può liberamente creare delle nuove tessere che non si trovano all'interno della matrice. Anche se questo non sembra essere pericoloso, è sicuramente inutile, e l'architettura non dovrebbe permettere queste cose inutili. In altre parole, la funzionalità di creazione di una tessera è usata esclusivamente dalla matrice. Lo stesso non si può dire per la posizione, visto che ha senso che l'utente possa creare posizioni personalizzate, ad esempio per indicare in quale posizione della matrice spostare una tessera. Una soluzione potrebbe essere includere il tipo tessera all'interno della matrice, perché la matrice deve avere dei privilegi nell'uso della tessera. In questo caso ci può ancora essere un disaccoppiamento totale tra matrice e tessera, con l'unica differenza che la matrice risulta essere, di fatto, una sovrastruttura di tessera. Tessera non è visibile all'esterno di matrice, quindi ci vorranno delle funzioni di matrice che redirezionano le funzioni di tessera. Qualcosa del tipo:<text:line-break/><text:line-break/>DATI<text:tab/><text:tab/><text:tab/><text:tab/><text:tab/>FUNZIONI<text:line-break/>matrice<text:tab/><text:tab/><text:tab/><text:tab/>creazione di una nuova matrice, data la geometria<text:line-break/><text:tab/><text:tab/><text:tab/><text:tab/><text:tab/>lettura della multidimensionalità<text:line-break/><text:tab/><text:tab/><text:tab/><text:tab/><text:tab/>lettura delle estensioni<text:line-break/><text:tab/><text:tab/><text:tab/><text:tab/><text:tab/>ordinamento casuale delle tessere<text:line-break/><text:tab/><text:tab/><text:tab/><text:tab/><text:tab/>lettura della posizione attuale di una tessera data la posizione ordinata<text:line-break/><text:tab/><text:tab/><text:tab/><text:tab/><text:tab/>lettura della posizione ordinata di una tessera data la posizione attuale<text:line-break/><text:tab/><text:tab/><text:tab/><text:tab/><text:tab/>spostamento di una tessera<text:line-break/><text:tab/><text:tab/><text:tab/><text:tab/><text:tab/>verifica delle condizioni di vittoria<text:line-break/><text:line-break/>Il tipo di dato tessera definito internamente al tipo matrice sarà:<text:line-break/><text:line-break/>DATI<text:line-break/>tessera<text:tab/><text:tab/><text:tab/><text:tab/>FUNZIONI<text:line-break/><text:tab/><text:tab/><text:tab/><text:tab/><text:tab/>creazione di una nuova tessera<text:line-break/><text:tab/><text:tab/><text:tab/><text:tab/><text:tab/>scrittura della posizione attuale<text:line-break/><text:soft-page-break/><text:tab/><text:tab/><text:tab/><text:tab/><text:tab/>lettura della posizione attuale<text:line-break/><text:tab/><text:tab/><text:tab/><text:tab/><text:tab/>lettura della posizione ordinata<text:line-break/><text:line-break/>In questo caso possiamo scrivere liberamente la posizione attuale, perché, visto che nessun altro oltre a matrice userà questo tipo, non c'è pericolo che qualcuno assegni ad una tessera una posizione in contrasto con le regole del gioco, che sono imposte proprio dal tipo matrice.<text:line-break/><text:line-break/>- Creazione di una nuova matrice, data la geometria.<text:line-break/>INPUT: numero di dimensioni, vettore di estensioni<text:line-break/>OUTPUT:<text:line-break/>- Lettura del numero di dimensioni.<text:line-break/>INPUT:<text:line-break/>OUTPUT: numero di dimensioni<text:line-break/>- Lettura delle estensioni<text:line-break/>INPUT: dimensione<text:line-break/>OUTPUT: estensione nella dimensione data<text:line-break/>- Ordinamento casuale.<text:line-break/>INPUT:<text:line-break/>OUTPUT:<text:line-break/>- Lettura della posizione da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 Zamuner</meta:initial-creator>
    <meta:creation-date>2011-04-18T15:05:58.31</meta:creation-date>
    <meta:document-statistic meta:table-count="0" meta:image-count="0" meta:object-count="0" meta:page-count="6" meta:paragraph-count="2" meta:word-count="1867" meta:character-count="13375"/>
    <dc:date>2011-04-18T15:07:54.13</dc:date>
    <dc:creator>Michele Zamuner</dc:creator>
    <meta:editing-duration>PT00H01M55S</meta:editing-duration>
    <meta:editing-cycles>1</meta:editing-cycles>
    <meta:generator>OpenOffice.org/3.2$Win32 OpenOffice.org_project/320m18$Build-9502</meta:generator>
  </office:meta>
</office:document-meta>
</file>